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865a" officeooo:paragraph-rsid="001f865a"/>
    </style:style>
    <style:style style:name="P2" style:family="paragraph" style:parent-style-name="Text_20_body" style:list-style-name="L1">
      <style:text-properties officeooo:rsid="0020accd" officeooo:paragraph-rsid="0020accd"/>
    </style:style>
    <style:style style:name="P3" style:family="paragraph" style:parent-style-name="Text_20_body">
      <style:text-properties officeooo:rsid="0020accd" officeooo:paragraph-rsid="0020accd"/>
    </style:style>
    <style:style style:name="P4" style:family="paragraph" style:parent-style-name="Text_20_body">
      <style:text-properties officeooo:paragraph-rsid="0020accd"/>
    </style:style>
    <style:style style:name="P5" style:family="paragraph" style:parent-style-name="Heading_20_1">
      <style:text-properties officeooo:rsid="001f865a" officeooo:paragraph-rsid="001f865a"/>
    </style:style>
    <style:style style:name="P6" style:family="paragraph" style:parent-style-name="Heading_20_1">
      <style:text-properties officeooo:rsid="0020accd" officeooo:paragraph-rsid="0020accd"/>
    </style:style>
    <style:style style:name="P7" style:family="paragraph" style:parent-style-name="Title">
      <style:text-properties officeooo:rsid="001f865a" officeooo:paragraph-rsid="001f865a"/>
    </style:style>
    <style:style style:name="T1" style:family="text">
      <style:text-properties officeooo:rsid="0020ac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ancouveri időjárási adatok elemzése</text:p>
      <text:h text:style-name="P5" text:outline-level="1">Adatok előkészítése</text:h>
      <text:p text:style-name="P3">550 nap időjárási adatit ismerjük, óránkénti felosztásban.</text:p>
      <text:p text:style-name="P1">Az eredeti CSV állományunknak 25 oszlopa van, de ebből nekünk csupán 1<text:span text:style-name="T1">2</text:span>-r<text:span text:style-name="T1">e</text:span> lesz szükségünk, mivel a többi 12 oszlop nem tartalmaz adatot.</text:p>
      <text:p text:style-name="P1">A fennmaradó 1<text:span text:style-name="T1">2</text:span> mező a következő:</text:p>
      <text:list xml:id="list8712526572605784222" text:style-name="L1">
        <text:list-item>
          <text:p text:style-name="P2">Year</text:p>
        </text:list-item>
        <text:list-item>
          <text:p text:style-name="P2">Month</text:p>
        </text:list-item>
        <text:list-item>
          <text:p text:style-name="P2">Day</text:p>
        </text:list-item>
        <text:list-item>
          <text:p text:style-name="P2">Time</text:p>
        </text:list-item>
        <text:list-item>
          <text:p text:style-name="P2">Temperature (°C)</text:p>
        </text:list-item>
        <text:list-item>
          <text:p text:style-name="P2">Dew point temperature (°C)</text:p>
        </text:list-item>
        <text:list-item>
          <text:p text:style-name="P2">Relative humidity</text:p>
        </text:list-item>
        <text:list-item>
          <text:p text:style-name="P2">Wind direction (10 fokonként)</text:p>
        </text:list-item>
        <text:list-item>
          <text:p text:style-name="P2">Wind speed (km/h)</text:p>
        </text:list-item>
        <text:list-item>
          <text:p text:style-name="P2">Visibility (km)</text:p>
        </text:list-item>
        <text:list-item>
          <text:p text:style-name="P2">Pressure (kPa)</text:p>
        </text:list-item>
        <text:list-item>
          <text:p text:style-name="P2">Weather</text:p>
        </text:list-item>
      </text:list>
      <text:p text:style-name="P3">A hiányzó értékeket az előző és a következő érték átlagából számoljuk.</text:p>
      <text:h text:style-name="P6" text:outline-level="1">Leíró statisztikák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4:56:43.100140031</meta:creation-date>
    <dc:date>2018-05-18T15:15:07.107126274</dc:date>
    <meta:editing-duration>PT8M9S</meta:editing-duration>
    <meta:editing-cycles>1</meta:editing-cycles>
    <meta:document-statistic meta:table-count="0" meta:image-count="0" meta:object-count="0" meta:page-count="1" meta:paragraph-count="19" meta:word-count="90" meta:character-count="540" meta:non-whitespace-character-count="481"/>
    <meta:generator>LibreOffice/5.1.6.2$Linux_X86_64 LibreOffice_project/10m0$Build-2</meta:generator>
  </office:meta>
</office:document-meta>
</file>